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92cm" fo:min-width="5.0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75cm" fo:min-width="5.0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2cm" fo:min-width="5.02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69cm" fo:min-width="5.53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7cm" fo:min-width="5.55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14cm" fo:min-width="5.533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969cm" svg:height="1.016cm" svg:x="13.192cm" svg:y="4.748cm">
          <text:p text:style-name="P1">Region of analys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5.969cm" svg:height="0.889cm" svg:x="13.192cm" svg:y="6.026cm">
          <text:p text:style-name="P1">Effect of sile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5" draw:id="id5" draw:layer="layout" svg:width="5.969cm" svg:height="1.524cm" svg:x="13.192cm" svg:y="7.177cm">
          <text:p text:style-name="P1">Low valence </text:p>
          <text:p text:style-name="P1">performa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1" draw:id="id1" draw:layer="layout" svg:width="6.223cm" svg:height="1.905cm" svg:x="1.362cm" svg:y="4.94cm">
          <text:p text:style-name="P1">SER from </text:p>
          <text:p text:style-name="P1">acoustic on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6.858cm" svg:height="1.524cm" svg:x="12.747cm" svg:y="8.995cm">
          <text:p text:style-name="P1">Necessity to fuse</text:p>
          <text:p text:style-name="P1">acoustic with linguist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xml:id="id8" draw:id="id8" draw:layer="layout" svg:width="6.858cm" svg:height="1.524cm" svg:x="12.747cm" svg:y="10.813cm">
          <text:p text:style-name="P1">Acoustic-linguistic </text:p>
          <text:p text:style-name="P1">fusion framewor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xml:id="id4" draw:id="id4" draw:layer="layout" svg:width="6.223cm" svg:height="1.779cm" svg:x="1.362cm" svg:y="7.241cm">
          <text:p text:style-name="P1">Early acoustic-</text:p>
          <text:p text:style-name="P1">linguistic fu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7" draw:id="id7" draw:layer="layout" svg:width="6.223cm" svg:height="1.954cm" svg:x="1.362cm" svg:y="9.341cm">
          <text:p text:style-name="P1">Late acoustic-</text:p>
          <text:p text:style-name="P1">linguistic fu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" svg:x1="7.585cm" svg:y1="5.892cm" svg:x2="13.192cm" svg:y2="5.256cm" draw:start-shape="id1" draw:start-glue-point="1" draw:end-shape="id2" draw:end-glue-point="5" svg:d="M7585 5892l5607-636" svg:viewBox="0 0 5608 637">
          <text:p/>
        </draw:connector>
        <draw:connector draw:style-name="gr8" draw:text-style-name="P2" draw:layer="layout" draw:type="line" svg:x1="7.585cm" svg:y1="5.892cm" svg:x2="13.192cm" svg:y2="6.47cm" draw:start-shape="id1" draw:start-glue-point="1" draw:end-shape="id3" draw:end-glue-point="5" svg:d="M7585 5892l5607 578" svg:viewBox="0 0 5608 579">
          <text:p/>
        </draw:connector>
        <draw:connector draw:style-name="gr8" draw:text-style-name="P2" draw:layer="layout" draw:type="line" svg:x1="7.585cm" svg:y1="8.13cm" svg:x2="13.192cm" svg:y2="7.939cm" draw:start-shape="id4" draw:start-glue-point="1" draw:end-shape="id5" draw:end-glue-point="5" svg:d="M7585 8130l5607-191" svg:viewBox="0 0 5608 192">
          <text:p/>
        </draw:connector>
        <draw:connector draw:style-name="gr8" draw:text-style-name="P2" draw:layer="layout" draw:type="line" svg:x1="7.585cm" svg:y1="8.13cm" svg:x2="12.747cm" svg:y2="9.757cm" draw:start-shape="id4" draw:start-glue-point="1" draw:end-shape="id6" draw:end-glue-point="5" svg:d="M7585 8130l5162 1627" svg:viewBox="0 0 5163 1628">
          <text:p/>
        </draw:connector>
        <draw:connector draw:style-name="gr8" draw:text-style-name="P2" draw:layer="layout" draw:type="line" svg:x1="7.585cm" svg:y1="10.318cm" svg:x2="12.747cm" svg:y2="9.757cm" draw:start-shape="id7" draw:start-glue-point="1" draw:end-shape="id6" draw:end-glue-point="5" svg:d="M7585 10318l5162-561" svg:viewBox="0 0 5163 562">
          <text:p/>
        </draw:connector>
        <draw:connector draw:style-name="gr8" draw:text-style-name="P2" draw:layer="layout" draw:type="line" svg:x1="7.585cm" svg:y1="10.318cm" svg:x2="12.747cm" svg:y2="11.575cm" draw:start-shape="id7" draw:start-glue-point="1" draw:end-shape="id8" draw:end-glue-point="5" svg:d="M7585 10318l5162 1257" svg:viewBox="0 0 5163 1258">
          <text:p/>
        </draw:connector>
        <draw:connector draw:style-name="gr8" draw:text-style-name="P2" draw:layer="layout" draw:type="line" svg:x1="7.585cm" svg:y1="10.318cm" svg:x2="13.192cm" svg:y2="7.939cm" draw:start-shape="id7" draw:start-glue-point="1" draw:end-shape="id5" draw:end-glue-point="5" svg:d="M7585 10318l5607-2379" svg:viewBox="0 0 5608 2380">
          <text:p/>
        </draw:connector>
        <draw:connector draw:style-name="gr8" draw:text-style-name="P2" draw:layer="layout" draw:type="line" svg:x1="7.585cm" svg:y1="8.13cm" svg:x2="12.747cm" svg:y2="11.575cm" draw:start-shape="id4" draw:start-glue-point="1" draw:end-shape="id8" svg:d="M7585 8130l5162 3445" svg:viewBox="0 0 5163 344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11-06T19:18:58.333066815</meta:creation-date>
    <dc:title>BW</dc:title>
    <meta:editing-duration>PT13S</meta:editing-duration>
    <meta:editing-cycles>2</meta:editing-cycles>
    <meta:generator>LibreOffice/6.3.5.2$Linux_X86_64 LibreOffice_project/dd0751754f11728f69b42ee2af66670068624673</meta:generator>
    <meta:initial-creator>Bagus Tris Atmaja</meta:initial-creator>
    <dc:date>2020-11-06T19:37:24.125343737</dc:date>
    <dc:creator>Bagus Tris Atmaja</dc:creator>
    <meta:document-statistic meta:object-count="16"/>
    <meta:template xlink:type="simple" xlink:actuate="onRequest" xlink:title="BW" xlink:href="../../Templates/BW.otg" meta:date="2020-11-06T19:18:57.800488620"/>
  </office:meta>
</office:document-meta>
</file>